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18cm"/>
    </style:style>
    <style:style style:name="co2" style:family="table-column">
      <style:table-column-properties fo:break-before="auto" style:column-width="7.3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4.738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2.579cm"/>
    </style:style>
    <style:style style:name="co11" style:family="table-column">
      <style:table-column-properties fo:break-before="auto" style:column-width="3.284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3.074cm"/>
    </style:style>
    <style:style style:name="co14" style:family="table-column">
      <style:table-column-properties fo:break-before="auto" style:column-width="3.657cm"/>
    </style:style>
    <style:style style:name="co15" style:family="table-column">
      <style:table-column-properties fo:break-before="auto" style:column-width="4.03cm"/>
    </style:style>
    <style:style style:name="co16" style:family="table-column">
      <style:table-column-properties fo:break-before="auto" style:column-width="2.787cm"/>
    </style:style>
    <style:style style:name="co17" style:family="table-column">
      <style:table-column-properties fo:break-before="auto" style:column-width="2.697cm"/>
    </style:style>
    <style:style style:name="co18" style:family="table-column">
      <style:table-column-properties fo:break-before="auto" style:column-width="1.633cm"/>
    </style:style>
    <style:style style:name="co19" style:family="table-column">
      <style:table-column-properties fo:break-before="auto" style:column-width="5.445cm"/>
    </style:style>
    <style:style style:name="co20" style:family="table-column">
      <style:table-column-properties fo:break-before="auto" style:column-width="3.376cm"/>
    </style:style>
    <style:style style:name="co21" style:family="table-column">
      <style:table-column-properties fo:break-before="auto" style:column-width="2.722cm"/>
    </style:style>
    <style:style style:name="co22" style:family="table-column">
      <style:table-column-properties fo:break-before="auto" style:column-width="3.231cm"/>
    </style:style>
    <style:style style:name="co23" style:family="table-column">
      <style:table-column-properties fo:break-before="auto" style:column-width="2.686cm"/>
    </style:style>
    <style:style style:name="co24" style:family="table-column">
      <style:table-column-properties fo:break-before="auto" style:column-width="3.485cm"/>
    </style:style>
    <style:style style:name="co25" style:family="table-column">
      <style:table-column-properties fo:break-before="auto" style:column-width="3.4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e-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 table:number-columns-repeated="8"/>
          <table:table-cell table:style-name="Default"/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10c5f25.000000B-P-n16-k8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S1-20c3s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751.23</text:p>
          </table:table-cell>
          <table:table-cell office:value-type="string" calcext:value-type="string">
            <text:p>0.8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1797.49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1_20c3sU1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12c3f30.000000B-P-n16-k8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S1-20c3s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581.07</text:p>
          </table:table-cell>
          <table:table-cell office:value-type="string" calcext:value-type="string">
            <text:p>0.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581.0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1_20c3sU2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13c2f55.000000B-P-n16-k8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S1-20c3s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728.78</text:p>
          </table:table-cell>
          <table:table-cell office:value-type="string" calcext:value-type="string">
            <text:p>0.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728.7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1_20c3sU3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13c5f30.000000B-P-n19-k2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S1-20c3s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458.07</text:p>
          </table:table-cell>
          <table:table-cell office:value-type="string" calcext:value-type="string">
            <text:p>1.0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482.00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1_20c3sU4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13c7f25.000000B-P-n21-k2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S1-20c3s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689.37</text:p>
          </table:table-cell>
          <table:table-cell office:value-type="string" calcext:value-type="string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689.37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1_20c3sU5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14c5f30.000000B-P-n20-k2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S1-20c3s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587.40</text:p>
          </table:table-cell>
          <table:table-cell office:value-type="string" calcext:value-type="string">
            <text:p>0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618.65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1_20c3sU6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14c7f25.000000B-P-n22-k2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S1-20c3s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703.72</text:p>
          </table:table-cell>
          <table:table-cell office:value-type="string" calcext:value-type="string">
            <text:p>1.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713.66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1_20c3sU7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15c3f32.000000B-P-n19-k2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S1-20c3s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706.50</text:p>
          </table:table-cell>
          <table:table-cell office:value-type="string" calcext:value-type="string">
            <text:p>0.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706.5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1_20c3sU8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15c7f25.000000B-P-n23-k8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S1-20c3s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729.75</text:p>
          </table:table-cell>
          <table:table-cell office:value-type="string" calcext:value-type="string">
            <text:p>1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729.7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1_20c3sU9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16c3f32.000000B-P-n20-k2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/>
          <table:table-cell office:value-type="string" calcext:value-type="string">
            <text:p>mlsa_flow_16c3f32.000000B-P-n20-k2.vrp</text:p>
          </table:table-cell>
          <table:table-cell table:number-columns-repeated="3"/>
          <table:table-cell office:value-type="string" calcext:value-type="string">
            <text:p>AS1-20c3s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187.96</text:p>
          </table:table-cell>
          <table:table-cell office:value-type="string" calcext:value-type="string">
            <text:p>2.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187.96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1_20c3sU10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16c4f32.000000B-P-n21-k2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16"/>
          <table:table-cell office:value-type="string" calcext:value-type="string">
            <text:p>/GVRP/data/EMH/AS2_20c3sC1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17c1f60.000000B-P-n19-k2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2-20c3s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234.73</text:p>
          </table:table-cell>
          <table:table-cell office:value-type="string" calcext:value-type="string">
            <text:p>5.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1262.56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2_20c3sC2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17c2f55.000000B-P-n20-k2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2-20c3s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539.97</text:p>
          </table:table-cell>
          <table:table-cell office:value-type="string" calcext:value-type="string">
            <text:p>0.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539.97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2_20c3sC3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17c4f32.000000B-P-n22-k2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2-20c3s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990.24</text:p>
          </table:table-cell>
          <table:table-cell office:value-type="string" calcext:value-type="string">
            <text:p>0.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990.24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2_20c3sC4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18c2f40.000000B-P-n21-k2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2-20c3s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078.91</text:p>
          </table:table-cell>
          <table:table-cell office:value-type="string" calcext:value-type="string">
            <text:p>1.6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1097.00</text:p>
          </table:table-cell>
          <table:table-cell office:value-type="string" calcext:value-type="string">
            <text:p>19.08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2_20c3sC5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18c4f32.000000B-P-n23-k8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2-20c3s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2229.80</text:p>
          </table:table-cell>
          <table:table-cell office:value-type="string" calcext:value-type="string">
            <text:p>2.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2288.95</text:p>
          </table:table-cell>
          <table:table-cell office:value-type="string" calcext:value-type="string">
            <text:p>59.65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2_20c3sC6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19c2f40.000000B-P-n22-k2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2-20c3s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2752.52</text:p>
          </table:table-cell>
          <table:table-cell office:value-type="string" calcext:value-type="string">
            <text:p>0.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758.1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2_20c3sC7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20c2f40.000000B-P-n23-k8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2-20c3s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393.9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393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2_20c3sC8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27c12f27.000000B-P-n40-k5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2-20c3s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3139.72</text:p>
          </table:table-cell>
          <table:table-cell office:value-type="string" calcext:value-type="string">
            <text:p>0.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139.7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2_20c3sC9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30c14f27.000000B-P-n45-k5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2-20c3s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799.94</text:p>
          </table:table-cell>
          <table:table-cell office:value-type="string" calcext:value-type="string">
            <text:p>0.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799.9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2_20c3sC10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32c7f32.000000B-P-n40-k5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2-20c3s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2583.42</text:p>
          </table:table-cell>
          <table:table-cell office:value-type="string" calcext:value-type="string">
            <text:p>0.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583.4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3_S1_2i6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33c16f25.000000B-P-n50-k7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16"/>
          <table:table-cell office:value-type="string" calcext:value-type="string">
            <text:p>/GVRP/data/EMH/AS3_S1_4i6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33c17f25.000000B-P-n51-k10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16"/>
          <table:table-cell office:value-type="string" calcext:value-type="string">
            <text:p>/GVRP/data/EMH/AS3_S1_6i6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35c4f51.000000B-P-n40-k5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3-S1-2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623.88</text:p>
          </table:table-cell>
          <table:table-cell office:value-type="string" calcext:value-type="string">
            <text:p>2.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624.82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3_S1_8i6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35c9f30.000000B-P-n45-k5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3-S1-4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1.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397.27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3_S1_10i6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38c16f25.000000B-P-n55-k7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3-S1-6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560.49</text:p>
          </table:table-cell>
          <table:table-cell office:value-type="string" calcext:value-type="string">
            <text:p>2.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560.49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3_S2_2i6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39c10f27.000000B-P-n50-k7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3-S1-8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666.44</text:p>
          </table:table-cell>
          <table:table-cell office:value-type="string" calcext:value-type="string">
            <text:p>0.8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1703.75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3_S2_4i6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40c10f30.000000B-P-n51-k10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3-S1-10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268.84</text:p>
          </table:table-cell>
          <table:table-cell office:value-type="string" calcext:value-type="string">
            <text:p>2.0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1300.95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3_S2_6i6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40c14f25.000000B-P-n55-k7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16"/>
          <table:table-cell office:value-type="string" calcext:value-type="string">
            <text:p>/GVRP/data/EMH/AS3_S2_8i6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40c4f42.000000B-P-n45-k5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3-S2-2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618.46</text:p>
          </table:table-cell>
          <table:table-cell office:value-type="string" calcext:value-type="string">
            <text:p>1.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635.01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3_S2_10i6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42c17f25.000000B-P-n60-k10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3-S2-4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617.95</text:p>
          </table:table-cell>
          <table:table-cell office:value-type="string" calcext:value-type="string">
            <text:p>3.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639.9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4_S1_4i2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45c19f25.000000B-P-n65-k10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3-S2-6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2431.33</text:p>
          </table:table-cell>
          <table:table-cell office:value-type="string" calcext:value-type="string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431.3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4_S1_4i4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45c4f42.000000B-P-n50-k7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3-S2-8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2050.83</text:p>
          </table:table-cell>
          <table:table-cell office:value-type="string" calcext:value-type="string">
            <text:p>1.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158.35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4_S1_4i6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45c5f36.000000B-P-n51-k10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3-S2-10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610.73</text:p>
          </table:table-cell>
          <table:table-cell office:value-type="string" calcext:value-type="string">
            <text:p>1.6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1699.32</text:p>
          </table:table-cell>
          <table:table-cell office:value-type="string" calcext:value-type="string">
            <text:p>91.65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4_S1_4i8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47c12f27.000000B-P-n60-k10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16"/>
          <table:table-cell office:value-type="string" calcext:value-type="string">
            <text:p>/GVRP/data/EMH/AS4_S1_4i10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48c21f25.000000B-P-n70-k10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16"/>
          <table:table-cell office:value-type="string" calcext:value-type="string">
            <text:p>/GVRP/data/EMH/AS4_S2_4i2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49c5f32.000000B-P-n55-k7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4-S1-4i2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582.21</text:p>
          </table:table-cell>
          <table:table-cell office:value-type="string" calcext:value-type="string">
            <text:p>2.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582.21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4_S2_4i4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50c14f27.000000B-P-n65-k10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4-S1-4i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460.09</text:p>
          </table:table-cell>
          <table:table-cell office:value-type="string" calcext:value-type="string">
            <text:p>1.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460.09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4_S2_4i6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52c23f25.000000B-P-n76-k4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4-S1-4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383.32</text:p>
          </table:table-cell>
          <table:table-cell office:value-type="string" calcext:value-type="string">
            <text:p>1.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397.27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4_S2_4i8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54c15f27.000000B-P-n70-k10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4-S1-4i8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374.26</text:p>
          </table:table-cell>
          <table:table-cell office:value-type="string" calcext:value-type="string">
            <text:p>1.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397.2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/GVRP/data/EMH/AS4_S2_4i10s.txt</text:p>
          </table:table-cell>
          <table:table-cell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EMH</text:p>
          </table:table-cell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54c5f36.000000B-P-n60-k10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4-S1-4i10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308.05</text:p>
          </table:table-cell>
          <table:table-cell office:value-type="string" calcext:value-type="string">
            <text:p>1.8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1397.27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58c6f36.000000B-P-n65-k10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59c16f27.000000B-P-n76-k4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4-S2-4i2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076.06</text:p>
          </table:table-cell>
          <table:table-cell office:value-type="string" calcext:value-type="string">
            <text:p>1.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097.00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63c6f36.000000B-P-n70-k10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4-S2-4i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463.74</text:p>
          </table:table-cell>
          <table:table-cell office:value-type="string" calcext:value-type="string">
            <text:p>1.9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1483.74</text:p>
          </table:table-cell>
          <table:table-cell office:value-type="string" calcext:value-type="string">
            <text:p>18.31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68c32f23.000000B-P-n101-k4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4-S2-4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449.57</text:p>
          </table:table-cell>
          <table:table-cell office:value-type="string" calcext:value-type="string">
            <text:p>1.7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1471.79</text:p>
          </table:table-cell>
          <table:table-cell office:value-type="string" calcext:value-type="string">
            <text:p>17.06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68c7f32.000000B-P-n76-k4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4-S2-4i8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445.35</text:p>
          </table:table-cell>
          <table:table-cell office:value-type="string" calcext:value-type="string">
            <text:p>2.6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1471.79</text:p>
          </table:table-cell>
          <table:table-cell office:value-type="string" calcext:value-type="string">
            <text:p>32.52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80c20f25.000000B-P-n101-k4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5"/>
          <table:table-cell office:value-type="string" calcext:value-type="string">
            <text:p>AS4-S2-4i10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446.61</text:p>
          </table:table-cell>
          <table:table-cell office:value-type="string" calcext:value-type="string">
            <text:p>2.7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1471.79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VRP/data/Matheus/non-consec/</text:p>
          </table:table-cell>
          <table:table-cell office:value-type="string" calcext:value-type="string">
            <text:p>mlsa_flow_90c10f32.000000B-P-n101-k4.vrp</text:p>
          </table:table-cell>
          <table:table-cell/>
          <table:table-cell office:value-type="string" calcext:value-type="string">
            <text:p><text:s/>--instance_type</text:p>
          </table:table-cell>
          <table:table-cell/>
          <table:table-cell office:value-type="string" calcext:value-type="string">
            <text:p>Matheus</text:p>
          </table:table-cell>
          <table:table-cell table:number-columns-repeated="2"/>
          <table:table-cell table:style-name="Default"/>
          <table:table-cell table:number-columns-repeated="18"/>
        </table:table-row>
      </table:table>
      <table:table table:name="table-results" table:style-name="ta1"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column table:style-name="co8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row table:style-name="ro1" table:number-rows-repeated="3">
          <table:table-cell table:number-columns-repeated="39"/>
        </table:table-row>
        <table:table-row table:style-name="ro1">
          <table:table-cell table:number-columns-repeated="12"/>
          <table:table-cell table:style-name="ce3" office:value-type="string" calcext:value-type="string">
            <text:p>NON-CONSEC</text:p>
          </table:table-cell>
          <table:table-cell table:number-columns-repeated="26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13"/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Optimal</text:p>
          </table:table-cell>
          <table:table-cell/>
          <table:table-cell office:value-type="string" calcext:value-type="string">
            <text:p>cutoff</text:p>
          </table:table-cell>
          <table:table-cell/>
          <table:table-cell office:value-type="string" calcext:value-type="string">
            <text:p>bcRecRootDb</text:p>
          </table:table-cell>
          <table:table-cell/>
          <table:table-cell office:value-type="string" calcext:value-type="string">
            <text:p>bcTimeRootEval</text:p>
          </table:table-cell>
          <table:table-cell/>
          <table:table-cell office:value-type="string" calcext:value-type="string">
            <text:p>bcCountNodeProc</text:p>
          </table:table-cell>
          <table:table-cell/>
          <table:table-cell office:value-type="string" calcext:value-type="string">
            <text:p>bcRecBestDb</text:p>
          </table:table-cell>
          <table:table-cell table:number-columns-repeated="2"/>
          <table:table-cell office:value-type="string" calcext:value-type="string">
            <text:p>bcRecBestInc</text:p>
          </table:table-cell>
          <table:table-cell table:number-columns-repeated="2"/>
          <table:table-cell office:value-type="string" calcext:value-type="string">
            <text:p>Master-thesis</text:p>
          </table:table-cell>
          <table:table-cell/>
          <table:table-cell office:value-type="string" calcext:value-type="string">
            <text:p><text:span text:style-name="T1">GAP - Master-thesis</text:span> </text:p>
          </table:table-cell>
          <table:table-cell/>
          <table:table-cell office:value-type="string" calcext:value-type="string">
            <text:p>bcTimeMain (seg)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11"/>
          <table:table-cell office:value-type="string" calcext:value-type="string">
            <text:p>\multirow{4}{2.8em}{Default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lsa-flow-10c5f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09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09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12c3f3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18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4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13c2f5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23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28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13c5f3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79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9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13c7f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98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&amp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17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14c5f3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08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45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14c7f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02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&amp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21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15c3f3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76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76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15c7f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06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&amp;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21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16c3f3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72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&amp;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94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&amp;</text:p>
          </table:table-cell>
          <table:table-cell office:value-type="float" office:value="6.99" calcext:value-type="float">
            <text:p>6,9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8.99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16c4f3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97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03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17c1f6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95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95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17c2f5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69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9.1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69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9.17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17c4f3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23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23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18c2f4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47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&amp;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75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&amp;</text:p>
          </table:table-cell>
          <table:table-cell office:value-type="float" office:value="8.48" calcext:value-type="float">
            <text:p>8,4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89.31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18c4f3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25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26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19c2f4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77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82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20c2f4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45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69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&amp;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.77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27c12f2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587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&amp;</text:p>
          </table:table-cell>
          <table:table-cell office:value-type="float" office:value="4.37" calcext:value-type="float">
            <text:p>4,3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8.23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30c14f2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29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36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&amp;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32c7f3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73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&amp;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32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&amp;</text:p>
          </table:table-cell>
          <table:table-cell office:value-type="float" office:value="14.09" calcext:value-type="float">
            <text:p>14,0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07.41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33c16f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05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13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&amp;</text:p>
          </table:table-cell>
          <table:table-cell office:value-type="float" office:value="8.29" calcext:value-type="float">
            <text:p>8,2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4.96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33c17f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692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&amp;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09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708.99" calcext:value-type="float">
            <text:p>708,99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&amp;</text:p>
          </table:table-cell>
          <table:table-cell office:value-type="float" office:value="4.94" calcext:value-type="float">
            <text:p>4,9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1.29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35c4f5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521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&amp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539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&amp;</text:p>
          </table:table-cell>
          <table:table-cell office:value-type="float" office:value="10.01" calcext:value-type="float">
            <text:p>10,0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09.49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35c9f3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02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35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*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&amp;</text:p>
          </table:table-cell>
          <table:table-cell office:value-type="float" office:value="5.38" calcext:value-type="float">
            <text:p>5,3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38c16f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659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677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&amp;</text:p>
          </table:table-cell>
          <table:table-cell office:value-type="float" office:value="6.52" calcext:value-type="float">
            <text:p>6,5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0.27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39c10f2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7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77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&amp;</text:p>
          </table:table-cell>
          <table:table-cell office:value-type="float" office:value="13.14" calcext:value-type="float">
            <text:p>13,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40c10f3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89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&amp;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04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&amp;</text:p>
          </table:table-cell>
          <table:table-cell office:value-type="float" office:value="8.01" calcext:value-type="float">
            <text:p>8,0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3.82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40c14f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691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&amp;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16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&amp;</text:p>
          </table:table-cell>
          <table:table-cell office:value-type="float" office:value="8.91" calcext:value-type="float">
            <text:p>8,9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430.08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40c4f4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34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&amp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66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&amp;</text:p>
          </table:table-cell>
          <table:table-cell office:value-type="float" office:value="7.94" calcext:value-type="float">
            <text:p>7,9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3.50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42c17f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29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&amp;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49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&amp;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232.59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45c19f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05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1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809.99" calcext:value-type="float">
            <text:p>809,99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&amp;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45c4f4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2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&amp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72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771.99" calcext:value-type="float">
            <text:p>771,99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&amp;</text:p>
          </table:table-cell>
          <table:table-cell office:value-type="float" office:value="17.51" calcext:value-type="float">
            <text:p>17,5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2.02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45c5f36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7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&amp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01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000.99" calcext:value-type="float">
            <text:p>1000,99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&amp;</text:p>
          </table:table-cell>
          <table:table-cell office:value-type="float" office:value="10.21" calcext:value-type="float">
            <text:p>10,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47c12f2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31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&amp;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43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&amp;</text:p>
          </table:table-cell>
          <table:table-cell office:value-type="float" office:value="9.44" calcext:value-type="float">
            <text:p>9,4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695.44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48c21f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87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06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&amp;</text:p>
          </table:table-cell>
          <table:table-cell office:value-type="float" office:value="7.25" calcext:value-type="float">
            <text:p>7,2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5.57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49c5f3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71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93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&amp;</text:p>
          </table:table-cell>
          <table:table-cell office:value-type="float" office:value="14.23" calcext:value-type="float">
            <text:p>14,2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50c14f2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22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&amp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38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&amp;</text:p>
          </table:table-cell>
          <table:table-cell office:value-type="float" office:value="9.47" calcext:value-type="float">
            <text:p>9,4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mlsa-flow-52c23f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53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59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871.99" calcext:value-type="float">
            <text:p>871,99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&amp;</text:p>
          </table:table-cell>
          <table:table-cell office:value-type="float" office:value="9.01" calcext:value-type="float">
            <text:p>9,0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7.17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 table:number-rows-repeated="3">
          <table:table-cell table:number-columns-repeated="39"/>
        </table:table-row>
        <table:table-row table:style-name="ro1">
          <table:table-cell table:number-columns-repeated="12"/>
          <table:table-cell table:style-name="ce3" office:value-type="string" calcext:value-type="string">
            <text:p>EMH data.T = 700</text:p>
          </table:table-cell>
          <table:table-cell table:number-columns-repeated="26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13"/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Optimal</text:p>
          </table:table-cell>
          <table:table-cell/>
          <table:table-cell office:value-type="string" calcext:value-type="string">
            <text:p>cutoff</text:p>
          </table:table-cell>
          <table:table-cell/>
          <table:table-cell office:value-type="string" calcext:value-type="string">
            <text:p>bcRecRootDb</text:p>
          </table:table-cell>
          <table:table-cell/>
          <table:table-cell office:value-type="string" calcext:value-type="string">
            <text:p>bcTimeRootEval</text:p>
          </table:table-cell>
          <table:table-cell/>
          <table:table-cell office:value-type="string" calcext:value-type="string">
            <text:p>bcCountNodeProc</text:p>
          </table:table-cell>
          <table:table-cell/>
          <table:table-cell office:value-type="string" calcext:value-type="string">
            <text:p>bcRecBestDb</text:p>
          </table:table-cell>
          <table:table-cell table:number-columns-repeated="2"/>
          <table:table-cell office:value-type="string" calcext:value-type="string">
            <text:p>bcRecBestInc</text:p>
          </table:table-cell>
          <table:table-cell table:number-columns-repeated="2"/>
          <table:table-cell office:value-type="string" calcext:value-type="string">
            <text:p>Leggieri</text:p>
          </table:table-cell>
          <table:table-cell/>
          <table:table-cell office:value-type="string" calcext:value-type="string">
            <text:p>bcTimeMain (seg)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11"/>
          <table:table-cell office:value-type="string" calcext:value-type="string">
            <text:p>\multirow{4}{2.8em}{Default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S1-20c3sU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86.0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86.0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586.09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97.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1-20c3sU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77.2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77.2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77.22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74.7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1-20c3sU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95.9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96.7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596.70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04.4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1-20c3sU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26.9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26.9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26.99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82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1-20c3sU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59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59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559.35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89.3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1-20c3sU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98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98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98.00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18.6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1-20c3sU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09.4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09.4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509.48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13.6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1-20c3sU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78.8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78.8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678.81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06.5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1-20c3sU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22.3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22.3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522.30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08.8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1-20c3sU1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187.9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187.9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87.96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181.3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-20c3sC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54.0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98.4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098.44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173.5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-20c3sC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30.7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31.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31.10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39.9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-20c3sC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20.5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57.3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957.36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80.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-20c3sC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10.5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23.0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023.06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59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-20c3sC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853.3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&amp;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956.1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956.18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156.0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5.32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-20c3sC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870.8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870.8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870.85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758.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-20c3sC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55.2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55.2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055.28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3.9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-20c3sC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214.6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232.8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2232.84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139.7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-20c3sC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71.4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71.4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271.47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99.9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-20c3sC1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914.6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914.6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914.61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583.4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 table:number-rows-repeated="3">
          <table:table-cell table:number-columns-repeated="39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-S1-2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65.5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89.8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89.84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78.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-S1-4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51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&a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5.9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95.91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-S1-6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25.6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46.7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46.75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60.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-S1-8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18.7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69.4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569.45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92.3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-S1-10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24.9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24.9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224.99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173.4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-S2-2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35.2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35.2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35.25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33.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-S2-4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86.4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50.0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550.05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05.0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-S2-6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021.3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021.3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2021.37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431.3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-S2-8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829.5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829.5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829.50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158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-S2-10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56.5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76.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76.49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85.4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-S1-4i2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33.6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33.6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533.62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82.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-S1-4i4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78.6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15.0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15.07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60.0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-S1-4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51.4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&a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5.9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95.91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.45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-S1-4i8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63.0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&amp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5.9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95.91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-S1-4i10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11.5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11.5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211.56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6.0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-S2-4i2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07.8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23.0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023.06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59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-S2-4i4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49.0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68.7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68.72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46.0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.69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-S2-4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38.8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&amp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3.7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93.76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34.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57.89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-S2-4i8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40.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&amp;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3.7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93.76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34.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86.71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-S2-4i10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37.9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2.8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92.80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34.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80.26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27"/>
          <table:table-cell office:value-type="string" calcext:value-type="string">
            <text:p>^{\downarrow}$</text:p>
          </table:table-cell>
          <table:table-cell/>
          <table:table-cell office:value-type="string" calcext:value-type="string">
            <text:p>^{\uparrow}$</text:p>
          </table:table-cell>
          <table:table-cell table:number-columns-repeated="9"/>
        </table:table-row>
        <table:table-row table:style-name="ro1">
          <table:table-cell table:number-columns-repeated="12"/>
          <table:table-cell table:style-name="ce3" office:value-type="string" calcext:value-type="string">
            <text:p>EMH data.T = 645 </text:p>
          </table:table-cell>
          <table:table-cell table:number-columns-repeated="26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13"/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Optimal</text:p>
          </table:table-cell>
          <table:table-cell/>
          <table:table-cell office:value-type="string" calcext:value-type="string">
            <text:p>cutoff</text:p>
          </table:table-cell>
          <table:table-cell/>
          <table:table-cell office:value-type="string" calcext:value-type="string">
            <text:p>bcRecRootDb</text:p>
          </table:table-cell>
          <table:table-cell/>
          <table:table-cell office:value-type="string" calcext:value-type="string">
            <text:p>bcTimeRootEval</text:p>
          </table:table-cell>
          <table:table-cell/>
          <table:table-cell office:value-type="string" calcext:value-type="string">
            <text:p>bcCountNodeProc</text:p>
          </table:table-cell>
          <table:table-cell/>
          <table:table-cell office:value-type="string" calcext:value-type="string">
            <text:p>bcRecBestDb</text:p>
          </table:table-cell>
          <table:table-cell table:number-columns-repeated="2"/>
          <table:table-cell office:value-type="string" calcext:value-type="string">
            <text:p>bcRecBestInc</text:p>
          </table:table-cell>
          <table:table-cell table:number-columns-repeated="2"/>
          <table:table-cell office:value-type="string" calcext:value-type="string">
            <text:p>bcTimeMain (seg)</text:p>
          </table:table-cell>
          <table:table-cell/>
          <table:table-cell office:value-type="string" calcext:value-type="string">
            <text:p>Leggieri (2017)</text:p>
          </table:table-cell>
          <table:table-cell/>
          <table:table-cell office:value-type="string" calcext:value-type="string">
            <text:p>GAP</text:p>
          </table:table-cell>
          <table:table-cell/>
          <table:table-cell office:value-type="string" calcext:value-type="string">
            <text:p>Leggieri – Tim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\multirow{4}{2.8em}{Default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S1_20c3sU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51.2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97.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797.4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97.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22.1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1_20c3sU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81.0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81.0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581.07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74.7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8.6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1_20c3sU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28.7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28.7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728.78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04.4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4.5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1_20c3sU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59.5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82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82.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82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31.5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1_20c3sU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82.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89.3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689.3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89.3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08.4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1_20c3sU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87.4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18.6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618.6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18.6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13.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1_20c3sU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03.7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13.6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713.6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13.6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&gt;36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1_20c3sU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06.5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06.5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706.5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06.5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9.6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1_20c3sU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29.7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29.7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729.75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08.8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&gt;36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1_20c3sU1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187.9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187.9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87.96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181.3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_20c3sC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35.0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62.5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262.56</text:p>
          </table:table-cell>
          <table:table-cell office:value-type="string" calcext:value-type="string">
            <text:p>^{\down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.3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173.5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3.1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_20c3sC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39.9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39.9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539.9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39.9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1.6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_20c3sC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90.2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90.2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990.24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80.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_20c3sC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77.5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97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097.00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59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41.6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_20c3sC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231.0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288.9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2288.95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52.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156.0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&gt;36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_20c3sC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752.5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758.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2758.1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758.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.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_20c3sC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3.9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3.9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93.9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3.9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_20c3sC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139.7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139.7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3139.7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139.7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_20c3sC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99.9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99.9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799.9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99.9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60.2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2_20c3sC1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583.4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583.4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2583.4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583.4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.8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_S1_2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22.6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24.8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624.82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78.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11.6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_S1_4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80.2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6.9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_S1_6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56.4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60.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560.4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60.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3.6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_S1_8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66.4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03.7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703.75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92.3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97.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_S1_10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69.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&amp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00.9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00.95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173.4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_S2_2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18.4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35.0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635.01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33.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.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_S2_4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11.2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39.9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639.90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05.0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99.6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_S2_6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431.3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431.3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2431.3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431.3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.7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_S2_8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158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158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2158.3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158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3_S2_10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12.5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70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99.3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699.32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6.7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85.4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6.4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_S1_4i2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66.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82.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582.2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82.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30.5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_S1_4i4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50.1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60.0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60.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60.0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94.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_S1_4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2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62.5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_S1_4i8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0.1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_S1_4i10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08.0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.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6.0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7.9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_S2_4i2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77.7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97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097.00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1.2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59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14.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_S2_4i4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65.3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83.7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83.74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8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46.0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552.5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_S2_4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51.7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71.7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71.79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34.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71.5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_S2_4i8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45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&amp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71.7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71.79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6.2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34.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05.1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&amp;</text:p>
          </table:table-cell>
          <table:table-cell office:value-type="string" calcext:value-type="string">
            <text:p>AS4_S2_4i10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46.6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&amp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71.7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71.79</text:p>
          </table:table-cell>
          <table:table-cell office:value-type="string" calcext:value-type="string">
            <text:p>^{\uparrow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8.4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34.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&gt;3600</text:p>
          </table:table-cell>
          <table:table-cell office:value-type="string" calcext:value-type="string">
            <text:p>\\</text:p>
          </table:table-cell>
        </table:table-row>
      </table:table>
      <table:table table:name="table-buffer" table:style-name="ta1">
        <table:table-column table:style-name="co3" table:number-columns-repeated="5" table:default-cell-style-name="Default"/>
        <table:table-column table:style-name="co17" table:default-cell-style-name="Default"/>
        <table:table-column table:style-name="co3" table:number-columns-repeated="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5" table:default-cell-style-name="Default"/>
        <table:table-column table:style-name="co21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23" table:number-columns-repeated="2" table:default-cell-style-name="Default"/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 table:number-rows-repeated="7">
          <table:table-cell table:number-columns-repeated="42"/>
        </table:table-row>
        <table:table-row table:style-name="ro1">
          <table:table-cell table:number-columns-repeated="20"/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Optimal</text:p>
          </table:table-cell>
          <table:table-cell/>
          <table:table-cell office:value-type="string" calcext:value-type="string">
            <text:p>cutoff</text:p>
          </table:table-cell>
          <table:table-cell/>
          <table:table-cell office:value-type="string" calcext:value-type="string">
            <text:p>bcRecRootDb</text:p>
          </table:table-cell>
          <table:table-cell/>
          <table:table-cell office:value-type="string" calcext:value-type="string">
            <text:p>bcTimeRootEval</text:p>
          </table:table-cell>
          <table:table-cell/>
          <table:table-cell office:value-type="string" calcext:value-type="string">
            <text:p>bcCountNodeProc</text:p>
          </table:table-cell>
          <table:table-cell/>
          <table:table-cell office:value-type="string" calcext:value-type="string">
            <text:p>bcRecBestDb</text:p>
          </table:table-cell>
          <table:table-cell table:number-columns-repeated="2"/>
          <table:table-cell office:value-type="string" calcext:value-type="string">
            <text:p>bcRecBestInc</text:p>
          </table:table-cell>
          <table:table-cell table:number-columns-repeated="2"/>
          <table:table-cell office:value-type="string" calcext:value-type="string">
            <text:p>Leggieri</text:p>
          </table:table-cell>
          <table:table-cell/>
          <table:table-cell office:value-type="string" calcext:value-type="string">
            <text:p>bcTimeMain (seg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S1-20c3s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751.23</text:p>
          </table:table-cell>
          <table:table-cell office:value-type="string" calcext:value-type="string">
            <text:p>0.8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1797.49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\multirow{4}{2.8em}{Default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S1_20c3sU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51.2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97.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797.49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797.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1-20c3s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581.07</text:p>
          </table:table-cell>
          <table:table-cell office:value-type="string" calcext:value-type="string">
            <text:p>0.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581.0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1_20c3sU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81.0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81.0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581.07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574.7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1-20c3s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728.78</text:p>
          </table:table-cell>
          <table:table-cell office:value-type="string" calcext:value-type="string">
            <text:p>0.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728.7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1_20c3sU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28.7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28.7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728.78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704.4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1-20c3s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458.07</text:p>
          </table:table-cell>
          <table:table-cell office:value-type="string" calcext:value-type="string">
            <text:p>1.0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482.00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1_20c3sU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59.5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82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82.00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482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1-20c3s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689.37</text:p>
          </table:table-cell>
          <table:table-cell office:value-type="string" calcext:value-type="string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689.37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1_20c3sU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82.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89.3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689.37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689.3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1-20c3s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587.40</text:p>
          </table:table-cell>
          <table:table-cell office:value-type="string" calcext:value-type="string">
            <text:p>0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618.65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1_20c3sU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87.4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18.6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618.65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618.6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1-20c3s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703.72</text:p>
          </table:table-cell>
          <table:table-cell office:value-type="string" calcext:value-type="string">
            <text:p>1.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713.66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1_20c3sU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03.7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13.6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713.66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713.6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1-20c3s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706.50</text:p>
          </table:table-cell>
          <table:table-cell office:value-type="string" calcext:value-type="string">
            <text:p>0.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706.5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1_20c3sU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06.5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06.5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706.50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706.5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1-20c3s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729.75</text:p>
          </table:table-cell>
          <table:table-cell office:value-type="string" calcext:value-type="string">
            <text:p>1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729.7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1_20c3sU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29.7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29.7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729.75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708.8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1-20c3s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187.96</text:p>
          </table:table-cell>
          <table:table-cell office:value-type="string" calcext:value-type="string">
            <text:p>2.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187.96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1_20c3sU1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187.9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187.9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87.96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181.3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&amp;</text:p>
          </table:table-cell>
          <table:table-cell office:value-type="string" calcext:value-type="string">
            <text:p>AS2_20c3sC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35.0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62.5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262.56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173.5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.3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2-20c3s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234.73</text:p>
          </table:table-cell>
          <table:table-cell office:value-type="string" calcext:value-type="string">
            <text:p>5.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1262.56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2_20c3sC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39.9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39.9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539.97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539.9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2-20c3s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539.97</text:p>
          </table:table-cell>
          <table:table-cell office:value-type="string" calcext:value-type="string">
            <text:p>0.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539.97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2_20c3sC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90.2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90.2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990.24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880.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2-20c3s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990.24</text:p>
          </table:table-cell>
          <table:table-cell office:value-type="string" calcext:value-type="string">
            <text:p>0.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990.24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2_20c3sC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77.5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97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097.00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059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2-20c3s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078.91</text:p>
          </table:table-cell>
          <table:table-cell office:value-type="string" calcext:value-type="string">
            <text:p>1.6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1097.00</text:p>
          </table:table-cell>
          <table:table-cell office:value-type="string" calcext:value-type="string">
            <text:p>19.08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2_20c3sC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231.0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288.9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2288.95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2156.0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52.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2-20c3s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2229.80</text:p>
          </table:table-cell>
          <table:table-cell office:value-type="string" calcext:value-type="string">
            <text:p>2.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2288.95</text:p>
          </table:table-cell>
          <table:table-cell office:value-type="string" calcext:value-type="string">
            <text:p>59.65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2_20c3sC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752.5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758.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2758.17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2758.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2-20c3s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2752.52</text:p>
          </table:table-cell>
          <table:table-cell office:value-type="string" calcext:value-type="string">
            <text:p>0.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758.1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2_20c3sC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3.9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3.9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93.99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393.9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2-20c3s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393.99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393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2_20c3sC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139.7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139.7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3139.72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3139.7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2-20c3s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3139.72</text:p>
          </table:table-cell>
          <table:table-cell office:value-type="string" calcext:value-type="string">
            <text:p>0.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139.7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2_20c3sC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99.9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99.9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799.94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799.9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2-20c3s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799.94</text:p>
          </table:table-cell>
          <table:table-cell office:value-type="string" calcext:value-type="string">
            <text:p>0.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799.9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2_20c3sC1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583.4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583.4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2583.42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2583.4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2-20c3s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2583.42</text:p>
          </table:table-cell>
          <table:table-cell office:value-type="string" calcext:value-type="string">
            <text:p>0.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583.4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3_S1_2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22.6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24.8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624.82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578.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&amp;</text:p>
          </table:table-cell>
          <table:table-cell office:value-type="string" calcext:value-type="string">
            <text:p>AS3_S1_4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80.2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97.27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&amp;</text:p>
          </table:table-cell>
          <table:table-cell office:value-type="string" calcext:value-type="string">
            <text:p>AS3_S1_6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56.4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60.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560.49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560.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3-S1-2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623.88</text:p>
          </table:table-cell>
          <table:table-cell office:value-type="string" calcext:value-type="string">
            <text:p>2.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624.82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3_S1_8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66.4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703.7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703.75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692.3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3-S1-4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1.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397.27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3_S1_10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69.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&amp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00.9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00.95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173.4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3-S1-6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560.49</text:p>
          </table:table-cell>
          <table:table-cell office:value-type="string" calcext:value-type="string">
            <text:p>2.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560.49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3_S2_2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18.4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35.0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635.01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633.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3-S1-8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666.44</text:p>
          </table:table-cell>
          <table:table-cell office:value-type="string" calcext:value-type="string">
            <text:p>0.8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1703.75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3_S2_4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11.2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39.9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639.90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505.0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3-S1-10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268.84</text:p>
          </table:table-cell>
          <table:table-cell office:value-type="string" calcext:value-type="string">
            <text:p>2.0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1300.95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3_S2_6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431.3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431.3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2431.33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2431.3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&amp;</text:p>
          </table:table-cell>
          <table:table-cell office:value-type="string" calcext:value-type="string">
            <text:p>AS3_S2_8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158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158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2158.35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2158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3-S2-2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618.46</text:p>
          </table:table-cell>
          <table:table-cell office:value-type="string" calcext:value-type="string">
            <text:p>1.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635.01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3_S2_10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12.5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70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99.3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699.32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585.4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6.7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3-S2-4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617.95</text:p>
          </table:table-cell>
          <table:table-cell office:value-type="string" calcext:value-type="string">
            <text:p>3.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639.9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4_S1_4i2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66.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82.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582.21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582.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3-S2-6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2431.33</text:p>
          </table:table-cell>
          <table:table-cell office:value-type="string" calcext:value-type="string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431.3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4_S1_4i4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50.1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60.0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60.09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460.0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3-S2-8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2050.83</text:p>
          </table:table-cell>
          <table:table-cell office:value-type="string" calcext:value-type="string">
            <text:p>1.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158.35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4_S1_4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2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97.27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3-S2-10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610.73</text:p>
          </table:table-cell>
          <table:table-cell office:value-type="string" calcext:value-type="string">
            <text:p>1.6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1699.32</text:p>
          </table:table-cell>
          <table:table-cell office:value-type="string" calcext:value-type="string">
            <text:p>91.65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4_S1_4i8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97.27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&amp;</text:p>
          </table:table-cell>
          <table:table-cell office:value-type="string" calcext:value-type="string">
            <text:p>AS4_S1_4i10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08.0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97.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97.27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396.0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3.0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&amp;</text:p>
          </table:table-cell>
          <table:table-cell office:value-type="string" calcext:value-type="string">
            <text:p>AS4_S2_4i2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77.7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97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097.00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059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1.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4-S1-4i2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582.21</text:p>
          </table:table-cell>
          <table:table-cell office:value-type="string" calcext:value-type="string">
            <text:p>2.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582.21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4_S2_4i4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65.3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83.7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83.74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446.0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8.3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4-S1-4i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460.09</text:p>
          </table:table-cell>
          <table:table-cell office:value-type="string" calcext:value-type="string">
            <text:p>1.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460.09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4_S2_4i6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51.7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71.7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71.79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434.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4-S1-4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383.32</text:p>
          </table:table-cell>
          <table:table-cell office:value-type="string" calcext:value-type="string">
            <text:p>1.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397.27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4_S2_4i8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45.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&amp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71.7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71.79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434.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6.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4-S1-4i8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374.26</text:p>
          </table:table-cell>
          <table:table-cell office:value-type="string" calcext:value-type="string">
            <text:p>1.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397.2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AS4_S2_4i10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46.6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&amp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471.7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471.79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434.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8.4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4-S1-4i10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308.05</text:p>
          </table:table-cell>
          <table:table-cell office:value-type="string" calcext:value-type="string">
            <text:p>1.8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1397.27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\\</text:p>
          </table:table-cell>
          <table:table-cell table:number-columns-repeated="27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5"/>
          <table:table-cell office:value-type="string" calcext:value-type="string">
            <text:p>AS4-S2-4i2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076.06</text:p>
          </table:table-cell>
          <table:table-cell office:value-type="string" calcext:value-type="string">
            <text:p>1.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097.00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\\</text:p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AS4-S2-4i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463.74</text:p>
          </table:table-cell>
          <table:table-cell office:value-type="string" calcext:value-type="string">
            <text:p>1.9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1483.74</text:p>
          </table:table-cell>
          <table:table-cell office:value-type="string" calcext:value-type="string">
            <text:p>18.31</text:p>
          </table:table-cell>
          <table:table-cell office:value-type="string" calcext:value-type="string">
            <text:p>\\</text:p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AS4-S2-4i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449.57</text:p>
          </table:table-cell>
          <table:table-cell office:value-type="string" calcext:value-type="string">
            <text:p>1.7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1471.79</text:p>
          </table:table-cell>
          <table:table-cell office:value-type="string" calcext:value-type="string">
            <text:p>17.06</text:p>
          </table:table-cell>
          <table:table-cell office:value-type="string" calcext:value-type="string">
            <text:p>\\</text:p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AS4-S2-4i8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445.35</text:p>
          </table:table-cell>
          <table:table-cell office:value-type="string" calcext:value-type="string">
            <text:p>2.6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1471.79</text:p>
          </table:table-cell>
          <table:table-cell office:value-type="string" calcext:value-type="string">
            <text:p>32.52</text:p>
          </table:table-cell>
          <table:table-cell office:value-type="string" calcext:value-type="string">
            <text:p>\\</text:p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AS4-S2-4i10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7</text:p>
          </table:table-cell>
          <table:table-cell office:value-type="string" calcext:value-type="string">
            <text:p>1446.61</text:p>
          </table:table-cell>
          <table:table-cell office:value-type="string" calcext:value-type="string">
            <text:p>2.7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1471.79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\\</text:p>
          </table:table-cell>
          <table:table-cell table:number-columns-repeated="27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01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02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03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04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05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06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07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08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09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10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11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12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13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14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15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16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17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18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19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120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01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02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03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04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05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06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07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08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09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10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11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12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13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14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15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16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17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18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19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/GVRP/data/Andelmin-Bartolini/</text:p>
          </table:table-cell>
          <table:table-cell office:value-type="string" calcext:value-type="string">
            <text:p>AB220.dat</text:p>
          </table:table-cell>
          <table:table-cell table:number-columns-repeated="2"/>
          <table:table-cell office:value-type="string" calcext:value-type="string">
            <text:p>--instance_type</text:p>
          </table:table-cell>
          <table:table-cell/>
          <table:table-cell office:value-type="string" calcext:value-type="string">
            <text:p>Andelmin-Bartolini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1:25:56.329767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0:05:10.023692280</meta:creation-date>
    <meta:editing-duration>PT5H29M25S</meta:editing-duration>
    <meta:editing-cycles>22</meta:editing-cycles>
    <meta:generator>LibreOffice/6.4.6.2$Linux_X86_64 LibreOffice_project/40$Build-2</meta:generator>
    <dc:date>2021-01-21T23:38:57.275847557</dc:date>
    <meta:document-statistic meta:table-count="3" meta:cell-count="5191" meta:object-count="0"/>
  </office:meta>
</office:document-meta>
</file>